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2.7cm" svg:height="1.6cm" svg:x="2cm" svg:y="6.949cm">
          <text:p text:style-name="P1">Seve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9cm" svg:height="1.6cm" svg:x="5.8cm" svg:y="6.949cm">
          <text:p text:style-name="P1">parsing</text:p>
          <text:p text:style-name="P1"><text:s/>.conf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101cm" svg:height="2.5cm" svg:x="9.799cm" svg:y="9.4cm">
          <text:p text:style-name="P1">TARGET</text:p>
          <text:p text:style-name="P1">SITE</text:p>
          <text:p text:style-name="P1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051cm" svg:height="2.5cm" svg:x="9.824cm" svg:y="3.599cm">
          <text:p text:style-name="P1">SITE</text:p>
          <text:p text:style-name="P1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102cm" svg:height="2.5cm" svg:x="9.798cm" svg:y="6.499cm">
          <text:p text:style-name="P1">SESSION</text:p>
          <text:p text:style-name="P1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8cm" svg:height="2.2cm" svg:x="14.4cm" svg:y="6.649cm">
          <text:p text:style-name="P1">get</text:p>
          <text:p text:style-name="P1">Simulation</text:p>
          <text:p text:style-name="P1"><text:s/>soft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9cm" svg:height="2.2cm" svg:x="19.4cm" svg:y="6.649cm">
          <text:p text:style-name="P1">get</text:p>
          <text:p text:style-name="P1">INPUT</text:p>
          <text:p text:style-name="P1">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002cm" svg:height="2.2cm" svg:x="23.198cm" svg:y="6.649cm">
          <text:p text:style-name="P1">run</text:p>
          <text:p text:style-name="P1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3cm" svg:height="3.099cm" svg:x="28.4cm" svg:y="6.2cm">
          <text:p text:style-name="P1">copy</text:p>
          <text:p text:style-name="P1">OUTPUT</text:p>
          <text:p text:style-name="P1">files on</text:p>
          <text:p text:style-name="P1">TARGET 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7cm" svg:y1="7.749cm" svg:x2="5.8cm" svg:y2="7.749cm" draw:start-shape="id1" draw:start-glue-point="1" draw:end-shape="id2" draw:end-glue-point="3" svg:d="m4700 7749h1100" svg:viewBox="0 0 1101 1">
          <text:p/>
        </draw:connector>
        <draw:connector draw:style-name="gr2" draw:text-style-name="P1" draw:layer="layout" svg:x1="8.7cm" svg:y1="7.749cm" svg:x2="9.824cm" svg:y2="4.849cm" draw:start-shape="id2" draw:start-glue-point="1" draw:end-shape="id3" draw:end-glue-point="3" svg:d="m8700 7749h562v-2900h562" svg:viewBox="0 0 1125 2901">
          <text:p/>
        </draw:connector>
        <draw:connector draw:style-name="gr2" draw:text-style-name="P1" draw:layer="layout" svg:x1="8.7cm" svg:y1="7.749cm" svg:x2="9.798cm" svg:y2="7.749cm" draw:start-shape="id2" draw:start-glue-point="1" draw:end-shape="id4" draw:end-glue-point="3" svg:d="m8700 7749h1098" svg:viewBox="0 0 1099 1">
          <text:p/>
        </draw:connector>
        <draw:connector draw:style-name="gr2" draw:text-style-name="P1" draw:layer="layout" svg:x1="8.7cm" svg:y1="7.749cm" svg:x2="9.799cm" svg:y2="10.65cm" draw:start-shape="id2" draw:start-glue-point="1" draw:end-shape="id5" draw:end-glue-point="3" svg:d="m8700 7749h550v2901h549" svg:viewBox="0 0 1100 2902">
          <text:p/>
        </draw:connector>
        <draw:connector draw:style-name="gr2" draw:text-style-name="P1" draw:layer="layout" svg:x1="12.875cm" svg:y1="4.849cm" svg:x2="14.4cm" svg:y2="7.749cm" draw:start-shape="id3" draw:start-glue-point="1" draw:end-shape="id6" draw:end-glue-point="3" svg:d="m12875 4849h763v2900h762" svg:viewBox="0 0 1526 2901">
          <text:p/>
        </draw:connector>
        <draw:connector draw:style-name="gr2" draw:text-style-name="P1" draw:layer="layout" svg:x1="12.9cm" svg:y1="7.749cm" svg:x2="14.4cm" svg:y2="7.749cm" draw:start-shape="id4" draw:start-glue-point="1" draw:end-shape="id6" draw:end-glue-point="3" svg:d="m12900 7749h1500" svg:viewBox="0 0 1501 1">
          <text:p/>
        </draw:connector>
        <draw:connector draw:style-name="gr2" draw:text-style-name="P1" draw:layer="layout" svg:x1="12.9cm" svg:y1="10.65cm" svg:x2="14.4cm" svg:y2="7.749cm" draw:start-shape="id5" draw:start-glue-point="1" draw:end-shape="id6" draw:end-glue-point="3" svg:d="m12900 10650h750v-2901h750" svg:viewBox="0 0 1501 2902">
          <text:p/>
        </draw:connector>
        <draw:connector draw:style-name="gr2" draw:text-style-name="P1" draw:layer="layout" svg:x1="18.2cm" svg:y1="7.749cm" svg:x2="19.4cm" svg:y2="7.749cm" draw:start-shape="id6" draw:start-glue-point="1" draw:end-shape="id7" draw:end-glue-point="3" svg:d="m18200 7749h1200" svg:viewBox="0 0 1201 1">
          <text:p/>
        </draw:connector>
        <draw:connector draw:style-name="gr2" draw:text-style-name="P1" draw:layer="layout" svg:x1="22.3cm" svg:y1="7.749cm" svg:x2="23.198cm" svg:y2="7.749cm" draw:start-shape="id7" draw:start-glue-point="1" draw:end-shape="id8" draw:end-glue-point="3" svg:d="m22300 7749h898" svg:viewBox="0 0 899 1">
          <text:p/>
        </draw:connector>
        <draw:connector draw:style-name="gr2" draw:text-style-name="P1" draw:layer="layout" svg:x1="27.2cm" svg:y1="7.749cm" svg:x2="28.4cm" svg:y2="7.749cm" draw:start-shape="id8" draw:start-glue-point="1" draw:end-shape="id9" draw:end-glue-point="3" svg:d="m27200 7749h1200" svg:viewBox="0 0 12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Santeramo</meta:initial-creator>
    <meta:creation-date>2013-10-08T11:08:04</meta:creation-date>
    <dc:date>2013-10-08T11:32:27</dc:date>
    <dc:creator>Bruno Santeramo</dc:creator>
    <meta:editing-duration>PT9M13S</meta:editing-duration>
    <meta:editing-cycles>1</meta:editing-cycles>
    <meta:document-statistic meta:object-count="19"/>
    <meta:generator>LibreOffice/3.5$Linux_X86_64 LibreOffice_project/350m1$Build-2</meta:generator>
  </office:meta>
</office:document-meta>
</file>